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style:font-face style:name="proxima-nova" svg:font-family="proxima-nova, calibri, 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style:line-height-at-least="0.198in"/>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officeooo:rsid="0013c55c" officeooo:paragraph-rsid="0013c55c" fo:background-color="#ffffff"/>
    </style:style>
    <style:style style:name="P3" style:family="paragraph" style:parent-style-name="Standard">
      <style:paragraph-properties style:line-height-at-least="0.198in"/>
      <style:text-properties fo:color="#3b3b3b" loext:opacity="100%" style:font-name="Droid Sans Mono" fo:font-size="10.5pt" fo:font-weight="normal" officeooo:rsid="0013d77b" officeooo:paragraph-rsid="0013d77b" fo:background-color="#ffffff"/>
    </style:style>
    <style:style style:name="P4" style:family="paragraph" style:parent-style-name="Standard">
      <style:paragraph-properties style:line-height-at-least="0.198in"/>
      <style:text-properties fo:color="#3b3b3b" loext:opacity="100%" style:font-name="Times New Roman" fo:font-size="12pt" fo:font-weight="normal" fo:background-color="#ffffff" style:font-size-asian="12pt" style:font-size-complex="12pt"/>
    </style:style>
    <style:style style:name="P5" style:family="paragraph" style:parent-style-name="Standard">
      <style:paragraph-properties style:line-height-at-least="0.198in"/>
      <style:text-properties fo:color="#3b3b3b" loext:opacity="100%" style:font-name="Times New Roman" fo:font-size="12pt" fo:font-weight="normal" officeooo:rsid="0013c55c" officeooo:paragraph-rsid="0013c55c" fo:background-color="#ffffff" style:font-size-asian="12pt" style:font-size-complex="12pt"/>
    </style:style>
    <style:style style:name="P6" style:family="paragraph" style:parent-style-name="Standard">
      <style:paragraph-properties style:line-height-at-least="0.198in"/>
      <style:text-properties fo:color="#3b3b3b" loext:opacity="100%" style:font-name="Times New Roman" fo:font-size="12pt" fo:font-weight="normal" officeooo:rsid="00174074" officeooo:paragraph-rsid="00174074" fo:background-color="#ffffff" style:font-size-asian="12pt" style:font-size-complex="12pt"/>
    </style:style>
    <style:style style:name="P7" style:family="paragraph" style:parent-style-name="Standard">
      <style:paragraph-properties style:line-height-at-least="0.198in"/>
      <style:text-properties fo:color="#800000" loext:opacity="100%" style:font-name="Times New Roman" fo:font-size="12pt" fo:font-weight="bold" fo:background-color="#ffffff" style:font-size-asian="12pt" style:font-size-complex="12pt"/>
    </style:style>
    <style:style style:name="P8" style:family="paragraph" style:parent-style-name="Standard">
      <style:paragraph-properties style:line-height-at-least="0.198in"/>
    </style:style>
    <style:style style:name="P9" style:family="paragraph" style:parent-style-name="Standard">
      <style:paragraph-properties style:line-height-at-least="0.198in"/>
      <style:text-properties officeooo:paragraph-rsid="001ff45c"/>
    </style:style>
    <style:style style:name="P10" style:family="paragraph" style:parent-style-name="Standard">
      <style:paragraph-properties style:line-height-at-least="0.198in"/>
      <style:text-properties style:font-name="Times New Roman" fo:font-size="12pt" style:font-size-asian="12pt" style:font-size-complex="12pt"/>
    </style:style>
    <style:style style:name="P11" style:family="paragraph" style:parent-style-name="Standard">
      <style:paragraph-properties style:line-height-at-least="0.198in"/>
      <style:text-properties style:font-name="Times New Roman" fo:font-size="12pt" officeooo:paragraph-rsid="0013d77b" style:font-size-asian="12pt" style:font-size-complex="12pt"/>
    </style:style>
    <style:style style:name="P12" style:family="paragraph" style:parent-style-name="Standard">
      <style:paragraph-properties fo:margin-top="0in" fo:margin-bottom="0.1965in" style:contextual-spacing="false" style:line-height-at-least="0.198in"/>
      <style:text-properties style:font-name="Times New Roman" fo:font-size="12pt" officeooo:paragraph-rsid="0017abe1" style:font-size-asian="12pt" style:font-size-complex="12pt"/>
    </style:style>
    <style:style style:name="P13" style:family="paragraph" style:parent-style-name="Standard">
      <style:paragraph-properties fo:margin-top="0in" fo:margin-bottom="0.1965in" style:contextual-spacing="false" style:line-height-at-least="0.198in"/>
      <style:text-properties style:font-name="Times New Roman" fo:font-size="12pt" officeooo:paragraph-rsid="0015c1cb" style:font-size-asian="12pt" style:font-size-complex="12pt"/>
    </style:style>
    <style:style style:name="P14" style:family="paragraph" style:parent-style-name="Standard">
      <style:paragraph-properties style:line-height-at-least="0.198in"/>
      <style:text-properties style:font-name="Times New Roman" fo:font-size="12pt" officeooo:rsid="0012e0af" officeooo:paragraph-rsid="0012e0af" style:font-size-asian="12pt" style:font-size-complex="12pt"/>
    </style:style>
    <style:style style:name="P15" style:family="paragraph" style:parent-style-name="Standard">
      <style:paragraph-properties style:line-height-at-least="0.198in"/>
      <style:text-properties style:font-name="Times New Roman" fo:font-size="12pt" officeooo:rsid="0013d77b" officeooo:paragraph-rsid="0013d77b" style:font-size-asian="12pt" style:font-size-complex="12pt"/>
    </style:style>
    <style:style style:name="P16" style:family="paragraph" style:parent-style-name="Standard">
      <style:paragraph-properties style:line-height-at-least="0.198in"/>
      <style:text-properties style:font-name="Times New Roman" fo:font-size="12pt" officeooo:rsid="0015c1cb" officeooo:paragraph-rsid="0015c1cb" style:font-size-asian="12pt" style:font-size-complex="12pt"/>
    </style:style>
    <style:style style:name="P17" style:family="paragraph" style:parent-style-name="Standard">
      <style:paragraph-properties fo:margin-top="0in" fo:margin-bottom="0.1965in" style:contextual-spacing="false" style:line-height-at-least="0.198in"/>
      <style:text-properties style:font-name="Times New Roman" fo:font-size="12pt" officeooo:rsid="0015c1cb" officeooo:paragraph-rsid="0015c1cb" style:font-size-asian="12pt" style:font-size-complex="12pt"/>
    </style:style>
    <style:style style:name="P18" style:family="paragraph" style:parent-style-name="Standard">
      <style:paragraph-properties fo:margin-top="0in" fo:margin-bottom="0.1965in" style:contextual-spacing="false" style:line-height-at-least="0.198in"/>
      <style:text-properties style:font-name="Times New Roman" fo:font-size="12pt" officeooo:rsid="0015c1cb" officeooo:paragraph-rsid="00174074" style:font-size-asian="12pt" style:font-size-complex="12pt"/>
    </style:style>
    <style:style style:name="P19" style:family="paragraph" style:parent-style-name="Standard">
      <style:paragraph-properties style:line-height-at-least="0.198in"/>
      <style:text-properties style:font-name="Times New Roman" fo:font-size="12pt" officeooo:rsid="00166b6f" officeooo:paragraph-rsid="00166b6f" style:font-size-asian="12pt" style:font-size-complex="12pt"/>
    </style:style>
    <style:style style:name="P20" style:family="paragraph" style:parent-style-name="Standard">
      <style:paragraph-properties style:line-height-at-least="0.198in"/>
      <style:text-properties style:font-name="Times New Roman" fo:font-size="12pt" officeooo:rsid="00117503" officeooo:paragraph-rsid="0013d77b" style:font-size-asian="12pt" style:font-size-complex="12pt"/>
    </style:style>
    <style:style style:name="P21" style:family="paragraph" style:parent-style-name="Standard">
      <style:paragraph-properties style:line-height-at-least="0.198in"/>
      <style:text-properties style:font-name="Times New Roman" fo:font-size="12pt" officeooo:rsid="00117503" style:font-size-asian="12pt" style:font-size-complex="12pt"/>
    </style:style>
    <style:style style:name="P22" style:family="paragraph" style:parent-style-name="Standard">
      <style:paragraph-properties style:line-height-at-least="0.198in"/>
      <style:text-properties style:font-name="Times New Roman" fo:font-size="12pt" officeooo:rsid="00117503" officeooo:paragraph-rsid="001e9ef7" style:font-size-asian="12pt" style:font-size-complex="12pt"/>
    </style:style>
    <style:style style:name="P23" style:family="paragraph" style:parent-style-name="Standard">
      <style:paragraph-properties fo:margin-top="0in" fo:margin-bottom="0.1965in" style:contextual-spacing="false" style:line-height-at-least="0.198in"/>
      <style:text-properties style:font-name="Times New Roman" fo:font-size="12pt" officeooo:rsid="00181f1b" officeooo:paragraph-rsid="00181f1b" style:font-size-asian="12pt" style:font-size-complex="12pt"/>
    </style:style>
    <style:style style:name="P24" style:family="paragraph" style:parent-style-name="Standard">
      <style:paragraph-properties style:line-height-at-least="0.198in"/>
      <style:text-properties style:font-name="Times New Roman" fo:font-size="12pt" officeooo:rsid="001ab8eb" officeooo:paragraph-rsid="001ab8eb" style:font-size-asian="12pt" style:font-size-complex="12pt"/>
    </style:style>
    <style:style style:name="P25" style:family="paragraph" style:parent-style-name="Standard">
      <style:text-properties style:font-name="Times New Roman" fo:font-size="12pt" style:font-size-asian="12pt" style:font-size-complex="12pt"/>
    </style:style>
    <style:style style:name="T1" style:family="text">
      <style:text-properties fo:color="#3b3b3b" loext:opacity="100%" fo:font-weight="normal" officeooo:rsid="0013d77b" fo:background-color="#ffffff" loext:char-shading-value="0"/>
    </style:style>
    <style:style style:name="T2" style:family="text">
      <style:text-properties fo:color="#3b3b3b" loext:opacity="100%" fo:font-weight="normal" officeooo:rsid="001cd8fa" fo:background-color="#ffffff" loext:char-shading-value="0"/>
    </style:style>
    <style:style style:name="T3" style:family="text">
      <style:text-properties fo:color="#3b3b3b" loext:opacity="100%" style:font-name="Times New Roman" fo:font-size="12pt" fo:font-weight="normal" fo:background-color="#ffffff" loext:char-shading-value="0" style:font-size-asian="12pt" style:font-size-complex="12pt"/>
    </style:style>
    <style:style style:name="T4" style:family="text">
      <style:text-properties fo:color="#a31515" loext:opacity="100%"/>
    </style:style>
    <style:style style:name="T5" style:family="text">
      <style:text-properties fo:color="#a31515" loext:opacity="100%" style:font-name="Times New Roman" fo:font-size="12pt" style:font-size-asian="12pt" style:font-size-complex="12pt"/>
    </style:style>
    <style:style style:name="T6" style:family="text">
      <style:text-properties officeooo:rsid="0013c55c"/>
    </style:style>
    <style:style style:name="T7" style:family="text">
      <style:text-properties officeooo:rsid="0013d77b"/>
    </style:style>
    <style:style style:name="T8" style:family="text">
      <style:text-properties officeooo:rsid="0015c1cb"/>
    </style:style>
    <style:style style:name="T9" style:family="text">
      <style:text-properties officeooo:rsid="00166b6f"/>
    </style:style>
    <style:style style:name="T10" style:family="text">
      <style:text-properties officeooo:rsid="00174074"/>
    </style:style>
    <style:style style:name="T11" style:family="text">
      <style:text-properties officeooo:rsid="0017abe1"/>
    </style:style>
    <style:style style:name="T12" style:family="text">
      <style:text-properties fo:font-variant="normal" fo:text-transform="none" fo:color="#8b0015" loext:opacity="100%" style:font-name="proxima-nova" fo:font-size="12pt" fo:letter-spacing="normal" fo:font-style="normal" style:text-underline-style="solid" style:text-underline-width="auto" style:text-underline-color="font-color" fo:font-weight="normal" fo:background-color="#ffffff" loext:char-shading-value="0"/>
    </style:style>
    <style:style style:name="T13" style:family="text">
      <style:text-properties fo:font-variant="normal" fo:text-transform="none" fo:color="#3f0009" loext:opacity="100%" style:font-name="proxima-nova" fo:font-size="12pt" fo:letter-spacing="normal" fo:font-style="normal" style:text-underline-style="solid" style:text-underline-width="auto" style:text-underline-color="font-color" fo:font-weight="normal" fo:background-color="#ffffff" loext:char-shading-value="0"/>
    </style:style>
    <style:style style:name="T14" style:family="text">
      <style:text-properties officeooo:rsid="00181f1b"/>
    </style:style>
    <style:style style:name="T15" style:family="text">
      <style:text-properties officeooo:rsid="001908c0"/>
    </style:style>
    <style:style style:name="T16" style:family="text">
      <style:text-properties officeooo:rsid="001a04ee"/>
    </style:style>
    <style:style style:name="T17" style:family="text">
      <style:text-properties officeooo:rsid="001ab8eb"/>
    </style:style>
    <style:style style:name="T18" style:family="text">
      <style:text-properties style:font-name="Times New Roman" fo:font-size="12pt" style:font-size-asian="12pt" style:font-size-complex="12pt"/>
    </style:style>
    <style:style style:name="T19" style:family="text">
      <style:text-properties officeooo:rsid="001cd8fa"/>
    </style:style>
    <style:style style:name="T20" style:family="text">
      <style:text-properties officeooo:rsid="001e9e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MES 2024 Abstract</text:p>
      <text:p text:style-name="P10"/>
      <text:p text:style-name="P4">Open source platform to measure physiological signals in a classroom setting</text:p>
      <text:p text:style-name="P10"/>
      <text:p text:style-name="P4">Urs Utzinger 1,2</text:p>
      <text:p text:style-name="P8"><text:span text:style-name="T3">Carmella Ocaya 1, </text:span><text:a xlink:type="simple" xlink:href="mailto:mcocaya@arizona.edu" text:style-name="Internet_20_link" text:visited-style-name="Visited_20_Internet_20_Link"><text:span text:style-name="T12">mcocaya@arizona.edu</text:span></text:a></text:p>
      <text:p text:style-name="P8"><text:span text:style-name="T3">Muad Alsayar 2, </text:span><text:a xlink:type="simple" xlink:href="mailto:moathalsayyar@arizona.edu" text:style-name="Internet_20_link" text:visited-style-name="Visited_20_Internet_20_Link"><text:span text:style-name="T12">moathalsayyar@arizona.edu</text:span></text:a></text:p>
      <text:p text:style-name="P8"><text:span text:style-name="T3">Alec Newman 3, </text:span><text:a xlink:type="simple" xlink:href="mailto:wmalecnewman@arizona.edu" text:style-name="Internet_20_link" text:visited-style-name="Visited_20_Internet_20_Link"><text:span text:style-name="T13">wmalecnewman@arizona.edu</text:span></text:a></text:p>
      <text:p text:style-name="P8"><text:span text:style-name="T3">Daniel Campana 2, </text:span><text:a xlink:type="simple" xlink:href="mailto:grender007@arizona.edu" text:style-name="Internet_20_link" text:visited-style-name="Visited_20_Internet_20_Link"><text:span text:style-name="T12">grender007@arizona.edu</text:span></text:a></text:p>
      <text:p text:style-name="P9"><text:span text:style-name="T3">Michael Morrett 3, </text:span><text:a xlink:type="simple" xlink:href="mailto:michaelmorrett@arizona.edu" text:style-name="Internet_20_link" text:visited-style-name="Visited_20_Internet_20_Link"><text:span text:style-name="T12">michaelmorrett@arizona.edu</text:span></text:a></text:p>
      <text:p text:style-name="P10"/>
      <text:p text:style-name="P4">1 Department of Biomedical Engineering, </text:p>
      <text:p text:style-name="P4">2 Department of Electrical and Computer Engineering,</text:p>
      <text:p text:style-name="P4">3 Department of Aerospace and Mechanical Engineering</text:p>
      <text:p text:style-name="P4">4 Department of Biosystems Engineering</text:p>
      <text:p text:style-name="P10"/>
      <text:p text:style-name="P4">The University of Arizona</text:p>
      <text:p text:style-name="P10"/>
      <text:p text:style-name="P7">## Introduction</text:p>
      <text:p text:style-name="P10"/>
      <text:p text:style-name="P4">To complete their education, biomedical engineering undergraduate students must measure and interpret data from living systems[<text:span text:style-name="T4">1</text:span>]. One approach to achieve this learning goal, is to record data from normal volunteers in a classroom setting. Inexpensive equipment is needed that can safely record common physiological signals. While there are commercial systems available [<text:span text:style-name="T4">2</text:span>] [<text:span text:style-name="T4">3</text:span>], there is no approach that uses an open hardware design and gives the option to expand functionality at later time. We present an example solution that can be produced in most academic settings using commonly available electronic and additive manufacturing techniques. An advantage of such a solution is that its data recording and computing components support programming courses and the measurement modules can also serve academic research projects.</text:p>
      <text:p text:style-name="P10"/>
      <text:p text:style-name="P7">## Material and Methods</text:p>
      <text:p text:style-name="P21"/>
      <text:p text:style-name="P22">The system consists of several independent modules, a charging station and a base station. <text:span text:style-name="T19">The</text:span> module<text:span text:style-name="T19">s</text:span> as well as the base station contain an ESP32 micro controller. The modules transmit data to the base station using the ESPNow protocol. All modules are battery operated using lithium ion battery. Common ESP32 platforms connect <text:span text:style-name="T20">to </text:span>custom <text:span text:style-name="T19">electronics</text:span> boards. The boards contain analog front ends and interface with standard biomedical sensors. The components are mounted in a 3d-printed housing.</text:p>
      <text:p text:style-name="P22"/>
      <text:p text:style-name="P14">The system uses micro controllers to communicate wirelessly with a data recorder. It use<text:span text:style-name="T6">s</text:span> common protocols to control and record data. All system<text:span text:style-name="T19">s</text:span> are battery operated to electrically <text:span text:style-name="T19">isolate the</text:span> sensor <text:span text:style-name="T6">modules</text:span> from building ground. Open source software is used to develop micro controller instructions (<text:span text:style-name="T6">Arduino IDE [4] <text:s/>and display and record data (Python [5]). To develop custom electronic circuits we used Eagle CAD (Aut</text:span><text:span text:style-name="T19">o</text:span><text:span text:style-name="T6">desk) which is available freely when designing two layer printed circuit boards. For mechanical design</text:span><text:span text:style-name="T19">s</text:span><text:span text:style-name="T6">, Solidworks (Dassault Systems) and OnShape (PTC Inc) was used. Solidworks is available through academic licensing and OnSahpe offer</text:span><text:span text:style-name="T7">s free education accounts.</text:span><text:span text:style-name="T6"> </text:span></text:p>
      <text:p text:style-name="P15"/>
      <text:p text:style-name="P15">Custom electronic boards were manufactured by PCBWay <text:span text:style-name="T16">(</text:span>PCB assembly service<text:span text:style-name="T16">)</text:span>.</text:p>
      <text:p text:style-name="P15"/>
      <text:p text:style-name="P16"><text:soft-page-break/>Most components were designed as part of a senior capstone project in the college of engineering at the University of Arizona.</text:p>
      <text:p text:style-name="P16"/>
      <text:p text:style-name="P19">For manufacturing, sold<text:span text:style-name="T16">e</text:span>ring equipment and a 3d-pinter is needed. Electronic wiring and component assembly requires soldering of through hole components. Programming requires a regular desktop or notebook computer.</text:p>
      <text:p text:style-name="P11"/>
      <text:p text:style-name="P7"><text:span text:style-name="T10">## </text:span>Results</text:p>
      <text:p text:style-name="P4"/>
      <text:p text:style-name="P10"><text:span text:style-name="T1">All design files and software for this project </text:span><text:span text:style-name="T2">are</text:span><text:span text:style-name="T1"> available on Github [6].</text:span></text:p>
      <text:p text:style-name="P21"/>
      <text:p text:style-name="P15">Analog front ends and analog measurement electronics were selected to record the following physiologic signals:</text:p>
      <text:p text:style-name="P15"/>
      <text:p text:style-name="P15">- Temperature</text:p>
      <text:p text:style-name="P15">- Electric Potential (e.g. electro cardiogram or electro myogram)</text:p>
      <text:p text:style-name="P15">- Electric Impedance</text:p>
      <text:p text:style-name="P15">- Optical <text:span text:style-name="T19">T</text:span>ransmission (e.g. plethysmogram or blood oxygenation)</text:p>
      <text:p text:style-name="P15">- Physical activity (e.g. inertial measurement)</text:p>
      <text:p text:style-name="P15">- Sound (<text:span text:style-name="T8">e.g. heart </text:span><text:span text:style-name="T16">or lung </text:span><text:span text:style-name="T8">sounds)</text:span></text:p>
      <text:p text:style-name="P15">- <text:span text:style-name="T8">Pressure</text:span></text:p>
      <text:p text:style-name="P20"/>
      <text:p text:style-name="P17">A module to measure air quality parameters was also developed. <text:span text:style-name="T10">Further modules are under development such as an air flow sensor module to measure lung functions.</text:span></text:p>
      <text:p text:style-name="P17">For temperature measurements a <text:span text:style-name="T9">medical grade temperature sensor (</text:span><text:span text:style-name="T14">Ampheno</text:span><text:span text:style-name="T19">l</text:span><text:span text:style-name="T14">, NTC Therrmistor)</text:span><text:span text:style-name="T9"> is connected to Wheats</text:span><text:span text:style-name="T14">t</text:span><text:span text:style-name="T9">one bridge. </text:span><text:span text:style-name="T19">T</text:span><text:span text:style-name="T9">he micro cont</text:span><text:span text:style-name="T20">r</text:span><text:span text:style-name="T9">oller’s internal analog to digital </text:span><text:span text:style-name="T20">unit</text:span><text:span text:style-name="T9"> convert</text:span><text:span text:style-name="T19">s t</text:span><text:span text:style-name="T9">he </text:span><text:span text:style-name="T19">voltage</text:span><text:span text:style-name="T14"> </text:span><text:span text:style-name="T9">differential </text:span><text:span text:style-name="T14">to</text:span><text:span text:style-name="T9"> resistance. </text:span><text:span text:style-name="T14">T</text:span><text:span text:style-name="T9">he S</text:span><text:span text:style-name="T19">t</text:span><text:span text:style-name="T9">einhart-Hart equation </text:span><text:span text:style-name="T14">is used to </text:span><text:span text:style-name="T19">produce</text:span><text:span text:style-name="T14"> temperature </text:span><text:span text:style-name="T19">readings</text:span><text:span text:style-name="T9">. A</text:span><text:span text:style-name="T10">n error of less than 0.1 </text:span><text:span text:style-name="T19">degrees </text:span><text:span text:style-name="T10">C was achieved in the 0-50 centigrade range.</text:span></text:p>
      <text:p text:style-name="P18"><text:span text:style-name="T11">S</text:span>ounds are recorded with a modified stethoscope that is connected to a microphone. The frequency range and amplification of a<text:span text:style-name="T14">n </text:span>amplifier was adjusted to match the expected sound levels. <text:span text:style-name="T14">A</text:span>n audio codec (<text:span text:style-name="T9">E</text:span>S8366) <text:span text:style-name="T14">produce</text:span><text:span text:style-name="T19">s</text:span><text:span text:style-name="T14"> the digital readings</text:span><text:span text:style-name="T10">. Reducing the sampling rate and dynamic range allow</text:span><text:span text:style-name="T11">s </text:span><text:span text:style-name="T10">transmit</text:span><text:span text:style-name="T14">ting</text:span><text:span text:style-name="T10"> the data with the ESPNow protocol. Ard</text:span><text:span text:style-name="T19">u</text:span><text:span text:style-name="T10">ino-audio-driver and Arduino-audio-tools [7] allowed for efficient programming.</text:span></text:p>
      <text:p text:style-name="P23">To <text:span text:style-name="T20">create a blood pressure module </text:span>the sound sensor <text:span text:style-name="T20">was combined with</text:span> an air pressure sensor <text:span text:style-name="T15">(Honeywell, MPR Series) </text:span><text:span text:style-name="T20">that can be connected to an arm cuff</text:span><text:span text:style-name="T15">.</text:span></text:p>
      <text:p text:style-name="P12"><text:span text:style-name="T11">For bio potential and and bio imp</text:span><text:span text:style-name="T14">ed</text:span><text:span text:style-name="T11">ance recordings a custom circuit for the MAX30001G </text:span><text:span text:style-name="T14">(Maxim Integrated) </text:span><text:span text:style-name="T11">was created. It allows </text:span><text:span text:style-name="T14">monitoring ECG and respiration.</text:span></text:p>
      <text:p text:style-name="P23">For pulse oximetry the AFE4490 (Texas Instruments) was used, allowing to connect reusable finger clip sensors that use a DB9 connector.</text:p>
      <text:p text:style-name="P23">For activity measurements, <text:span text:style-name="T15">the inertial measurement unit ICM20948 (TDK Invensense) and the barometric pressure sensor BMP581 (Bosch) </text:span><text:span text:style-name="T20">were integrated into a sensor module</text:span><text:span text:style-name="T15">.</text:span></text:p>
      <text:p text:style-name="P13"><text:span text:style-name="T16">The c</text:span><text:span text:style-name="T8">ost </text:span><text:span text:style-name="T16">for each module varies and depends on the quantity ordered through the assembly service. An estimated cost for the assembled PCBs, housing and auxiliary parts for </text:span><text:span text:style-name="T17">six different senor modules is in the range of $500-$1000.</text:span></text:p>
      <text:p text:style-name="P7"><text:soft-page-break/>## References</text:p>
      <text:p text:style-name="P10"/>
      <text:p text:style-name="P4">[<text:span text:style-name="T4">1</text:span>] ABET Accreditation Criteria, Program Criteria for Bioengineering and Biomedical and Similarly Named Engineering Programs, Citerion d, "Making measurements on and interpreting data from living systems", Biomedical Engineering Society.</text:p>
      <text:p text:style-name="P4">[<text:span text:style-name="T4">2</text:span>]: Bioradio, https://staging.glneurotech.com/product-category/bioradio-all</text:p>
      <text:p text:style-name="P1"><text:span text:style-name="T18">[</text:span><text:span text:style-name="T5">3</text:span><text:span text:style-name="T18">]: Protocentral </text:span><text:a xlink:type="simple" xlink:href="https://protocentral.com/" text:style-name="Internet_20_link" text:visited-style-name="Visited_20_Internet_20_Link"><text:span text:style-name="T18">https://protocentral.com</text:span></text:a></text:p>
      <text:p text:style-name="P2"><text:span text:style-name="T18">[4]: </text:span><text:a xlink:type="simple" xlink:href="https://www.arduino.cc/en/software" text:style-name="Internet_20_link" text:visited-style-name="Visited_20_Internet_20_Link"><text:span text:style-name="T18">https://www.arduino.cc/en/software</text:span></text:a></text:p>
      <text:p text:style-name="P5">[5] https://www.python.org/</text:p>
      <text:p text:style-name="P3"><text:span text:style-name="T18">[6] </text:span><text:a xlink:type="simple" xlink:href="https://github.com/uutzinger/BioMedicalSensorBoard" text:style-name="Internet_20_link" text:visited-style-name="Visited_20_Internet_20_Link"><text:span text:style-name="T18">https://github.com/uutzinger/BioMedicalSensorBoard</text:span></text:a></text:p>
      <text:p text:style-name="P6">[7] https://github.com/pschatzman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style:font-face style:name="proxima-nova" svg:font-family="proxima-nova, calibr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05:41:02.264468424</meta:creation-date>
    <dc:date>2024-05-16T13:29:08.736408678</dc:date>
    <meta:editing-duration>P1DT5H21M43S</meta:editing-duration>
    <meta:editing-cycles>4</meta:editing-cycles>
    <meta:generator>LibreOffice/7.3.7.2$Linux_X86_64 LibreOffice_project/30$Build-2</meta:generator>
    <meta:document-statistic meta:table-count="0" meta:image-count="0" meta:object-count="0" meta:page-count="3" meta:paragraph-count="47" meta:word-count="812" meta:character-count="5766" meta:non-whitespace-character-count="4998"/>
  </office:meta>
</office:document-meta>
</file>